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nsolas" svg:font-family="Consolas" style:font-family-generic="roman" style:font-pitch="variable"/>
    <style:font-face style:name="Cormorant SC" svg:font-family="'Cormorant SC'"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rmorant SC1" svg:font-family="'Cormorant SC'" style:font-family-generic="system" style:font-pitch="variable"/>
    <style:font-face style:name="Lato1" svg:font-family="Lato"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background-color="#1e1e1e" fo:padding="0.0694in" fo:border="none">
        <style:background-image/>
      </style:table-cell-properties>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background-color="#1e1e1e" fo:padding="0.0694in" fo:border="none">
        <style:background-image/>
      </style:table-cell-properties>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background-color="#1e1e1e" fo:padding="0.0694in" fo:border="none">
        <style:background-image/>
      </style:table-cell-properties>
    </style:style>
    <style:style style:name="Table4" style:family="table">
      <style:table-properties style:width="6.2701in" fo:margin-left="0in" fo:margin-top="0in" fo:margin-bottom="0in" fo:break-before="auto" fo:break-after="auto"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background-color="#1e1e1e" fo:padding="0.0694in" fo:border="none">
        <style:background-image/>
      </style:table-cell-properties>
    </style:style>
    <style:style style:name="P1" style:family="paragraph" style:parent-style-name="Standard">
      <style:paragraph-properties fo:text-align="start" style:justify-single-word="false"/>
      <style:text-properties fo:font-style="normal" style:font-style-asian="normal"/>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color="#b93434" fo:font-style="normal" style:font-style-asian="normal"/>
    </style:style>
    <style:style style:name="P4" style:family="paragraph" style:parent-style-name="Standard">
      <style:paragraph-properties fo:text-align="end" style:justify-single-word="false"/>
    </style:style>
    <style:style style:name="P5" style:family="paragraph" style:parent-style-name="Standard">
      <style:paragraph-properties fo:margin-top="0.0417in" fo:margin-bottom="0in" loext:contextual-spacing="false" fo:line-height="100%" fo:text-align="start" style:justify-single-word="false" fo:orphans="0" fo:widows="0">
        <style:tab-stops>
          <style:tab-stop style:position="8.3335in" style:type="right"/>
        </style:tab-stops>
      </style:paragraph-properties>
    </style:style>
    <style:style style:name="P6" style:family="paragraph" style:parent-style-name="Standard">
      <style:paragraph-properties fo:margin-top="0.0417in" fo:margin-bottom="0in" loext:contextual-spacing="false" fo:line-height="100%" fo:text-align="start" style:justify-single-word="false" fo:orphans="0" fo:widows="0">
        <style:tab-stops>
          <style:tab-stop style:position="8.3335in" style:type="right"/>
        </style:tab-stops>
      </style:paragraph-properties>
    </style:style>
    <style:style style:name="P7" style:family="paragraph" style:parent-style-name="Standard">
      <style:paragraph-properties fo:margin-left="0.25in" fo:margin-right="0in" fo:margin-top="0.0417in" fo:margin-bottom="0in" loext:contextual-spacing="false" fo:line-height="100%" fo:text-align="start" style:justify-single-word="false" fo:orphans="0" fo:widows="0" fo:text-indent="0in" style:auto-text-indent="false">
        <style:tab-stops>
          <style:tab-stop style:position="8.3335in" style:type="right"/>
        </style:tab-stops>
      </style:paragraph-properties>
    </style:style>
    <style:style style:name="P8" style:family="paragraph" style:parent-style-name="Standard" style:list-style-name="WWNum3">
      <style:paragraph-properties fo:margin-left="0.5in" fo:margin-right="0in" fo:text-indent="-0.25in" style:auto-text-indent="false"/>
    </style:style>
    <style:style style:name="P9" style:family="paragraph" style:parent-style-name="Standard" style:list-style-name="WWNum2">
      <style:paragraph-properties fo:margin-left="0.5in" fo:margin-right="0in" fo:text-indent="-0.25in" style:auto-text-indent="false"/>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align="start" style:justify-single-word="false" fo:text-indent="0in" style:auto-text-indent="false"/>
      <style:text-properties fo:font-style="normal" style:font-style-asian="normal"/>
    </style:style>
    <style:style style:name="P12" style:family="paragraph" style:parent-style-name="Standard">
      <style:paragraph-properties fo:margin-left="0in" fo:margin-right="0in" fo:text-align="start" style:justify-single-word="false" fo:text-indent="0in" style:auto-text-indent="false"/>
    </style:style>
    <style:style style:name="P13" style:family="paragraph" style:parent-style-name="Standard">
      <style:paragraph-properties fo:margin-left="0in" fo:margin-right="0in" fo:text-align="start" style:justify-single-word="false" fo:text-indent="0in" style:auto-text-indent="false" fo:break-before="page"/>
      <style:text-properties fo:font-style="normal" style:font-style-asian="normal"/>
    </style:style>
    <style:style style:name="P14" style:family="paragraph" style:parent-style-name="Standard" style:list-style-name="WWNum1">
      <style:paragraph-properties fo:margin-left="1in" fo:margin-right="0in" fo:text-align="start" style:justify-single-word="false" fo:text-indent="-0.25in" style:auto-text-indent="false"/>
    </style:style>
    <style:style style:name="P15" style:family="paragraph" style:parent-style-name="Standard">
      <style:paragraph-properties fo:margin-left="1in" fo:margin-right="0in" fo:text-align="start" style:justify-single-word="false" fo:text-indent="0in" style:auto-text-indent="false"/>
    </style:style>
    <style:style style:name="P16" style:family="paragraph" style:parent-style-name="Standard">
      <style:paragraph-properties fo:margin-left="1in" fo:margin-right="0in" fo:text-align="start" style:justify-single-word="false" fo:text-indent="0in" style:auto-text-indent="false"/>
      <style:text-properties fo:font-style="normal" style:font-style-asian="normal"/>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dcdcdc" style:font-name="Consolas" fo:font-style="normal" fo:background-color="#1e1e1e" style:font-name-asian="Consolas1" style:font-style-asian="normal" style:font-name-complex="Consolas1"/>
    </style:style>
    <style:style style:name="P19" style:family="paragraph" style:parent-style-name="Heading_20_1">
      <style:paragraph-properties fo:break-before="page"/>
    </style:style>
    <style:style style:name="P20" style:family="paragraph" style:parent-style-name="Heading_20_1">
      <style:paragraph-properties fo:margin-left="0.5in" fo:margin-right="0in" fo:text-indent="0in" style:auto-text-indent="false"/>
    </style:style>
    <style:style style:name="P21" style:family="paragraph" style:parent-style-name="Heading_20_2">
      <style:paragraph-properties fo:margin-left="0in" fo:margin-right="0in" fo:text-indent="0.5in" style:auto-text-indent="false"/>
    </style:style>
    <style:style style:name="P22" style:family="paragraph" style:parent-style-name="Title">
      <style:paragraph-properties fo:text-align="center" style:justify-single-word="false"/>
    </style:style>
    <style:style style:name="P23" style:family="paragraph" style:parent-style-name="Title" style:master-page-name="First_20_Page">
      <style:paragraph-properties style:page-number="auto"/>
    </style:style>
    <style:style style:name="T1" style:family="text">
      <style:text-properties style:font-name="Lato" fo:font-size="12pt" fo:font-style="italic" style:font-name-asian="Lato1" style:font-size-asian="12pt" style:font-style-asian="italic" style:font-name-complex="Lato1" style:font-size-complex="12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4" style:family="text">
      <style:text-properties fo:color="#1155cc" style:text-underline-style="solid" style:text-underline-width="auto" style:text-underline-color="font-color"/>
    </style:style>
    <style:style style:name="T5" style:family="text">
      <style:text-properties style:text-underline-style="none"/>
    </style:style>
    <style:style style:name="T6" style:family="text">
      <style:text-properties fo:font-style="normal" style:font-style-asian="normal"/>
    </style:style>
    <style:style style:name="T7" style:family="text">
      <style:text-properties fo:font-style="normal" fo:font-weight="bold" style:font-style-asian="normal" style:font-weight-asian="bold"/>
    </style:style>
    <style:style style:name="T8" style:family="text">
      <style:text-properties fo:color="#dcdcdc" style:font-name="Consolas" fo:font-style="normal" fo:background-color="#1e1e1e" loext:char-shading-value="0" style:font-name-asian="Consolas1" style:font-style-asian="normal" style:font-name-complex="Consolas1"/>
    </style:style>
    <style:style style:name="T9" style:family="text">
      <style:text-properties fo:color="#2e2e2e" fo:font-style="normal" style:font-style-asian="normal" fo:background-color="#ffffff"/>
    </style:style>
    <style:style style:name="T10" style:family="text">
      <style:text-properties fo:color="#b93434" fo:font-style="normal" fo:font-weight="bold" style:font-style-asian="normal" style:font-weight-asian="bold"/>
    </style:style>
    <style:style style:name="T11" style:family="text">
      <style:text-properties fo:color="#b93434" fo:font-style="normal" fo:font-weight="bold" style:font-style-asian="normal" style:font-weight-asian="bold" fo:background-color="#ffffff"/>
    </style:style>
    <style:style style:name="T12" style:family="text">
      <style:text-properties fo:font-weight="bold" style:font-weight-asian="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_h5nrh6k7jyq2"/><text:soft-page-break/>Tacky-box ISO Guide V2</text:p>
      <text:p text:style-name="Standard">by Clément MONFORT based on the work of Clément AUGER</text:p>
      <text:p text:style-name="Standard"/>
      <text:p text:style-name="P22"><text:bookmark text:name="_thq4q2jwttor"/>Summary</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text:a xlink:type="simple" xlink:href="#_h1suqr4q8i3l" text:style-name="Index_20_Link" text:visited-style-name="Index_20_Link"><text:span text:style-name="T2">Dependencies<text:tab/>1</text:span></text:a></text:p>
          <text:p text:style-name="P7"><text:a xlink:type="simple" xlink:href="#_gedblubdeli7" text:style-name="Index_20_Link" text:visited-style-name="Index_20_Link"><text:span text:style-name="T3">Sources<text:tab/>1</text:span></text:a></text:p>
          <text:p text:style-name="P7"><text:a xlink:type="simple" xlink:href="#_mkb0q212dmh4" text:style-name="Index_20_Link" text:visited-style-name="Index_20_Link"><text:span text:style-name="T3">Tools<text:tab/>1</text:span></text:a></text:p>
          <text:p text:style-name="P5"><text:a xlink:type="simple" xlink:href="#_g46c96obpahw" text:style-name="Index_20_Link" text:visited-style-name="Index_20_Link"><text:span text:style-name="T2">Installation with VMWare<text:tab/>1</text:span></text:a></text:p>
          <text:p text:style-name="P5"><text:a xlink:type="simple" xlink:href="#_uilq44ums5s6" text:style-name="Index_20_Link" text:visited-style-name="Index_20_Link"><text:span text:style-name="T2">Convert VM in a ISO<text:tab/>2</text:span></text:a></text:p>
        </text:index-body>
      </text:table-of-content>
      <text:p text:style-name="Heading_20_2"><text:bookmark text:name="_her2o8h824gf"/></text:p>
      <text:p text:style-name="Standard"/>
      <text:p text:style-name="P19"><text:bookmark text:name="_h1suqr4q8i3l"/>Dependencies</text:p>
      <text:p text:style-name="Heading_20_2"><text:bookmark text:name="_gedblubdeli7"/><text:tab/>Sources</text:p>
      <text:list xml:id="list3121112353" text:style-name="WWNum3">
        <text:list-item>
          <text:p text:style-name="P8">The latest ISO file of the <text:a xlink:type="simple" xlink:href="https://ubuntu.com/download/server" text:style-name="ListLabel_20_28" text:visited-style-name="ListLabel_20_28"><text:span text:style-name="T4">Ubuntu server LTS</text:span></text:a> OS.</text:p>
        </text:list-item>
      </text:list>
      <text:p text:style-name="P21"><text:bookmark text:name="_mkb0q212dmh4"/>Tools</text:p>
      <text:list xml:id="list4028183282" text:style-name="WWNum2">
        <text:list-item>
          <text:p text:style-name="P9"><text:a xlink:type="simple" xlink:href="https://www.vmware.com/fr/products/workstation-player.html" text:style-name="ListLabel_20_28" text:visited-style-name="ListLabel_20_28"><text:span text:style-name="T4">VMware Workstation 17 Player</text:span></text:a> on window 11.<text:line-break/>You may need additional or different steps on other versions or OS.</text:p>
        </text:list-item>
      </text:list>
      <text:p text:style-name="P10"/>
      <text:list xml:id="list103729683702316" text:continue-numbering="true" text:style-name="WWNum2">
        <text:list-item>
          <text:p text:style-name="P9">Git, Docker net-tools &amp; make are needed to manage the new containers.</text:p>
        </text:list-item>
      </text:list>
      <text:p text:style-name="P20"><text:bookmark text:name="_g46c96obpahw"/>Installation with VMWare</text:p>
      <text:list xml:id="list3592518837" text:style-name="WWNum1">
        <text:list-item>
          <text:p text:style-name="P14"><text:span text:style-name="T6">Start VMWare and create a new VM with the Ubuntu server iso downloaded.<text:line-break/></text:span></text:p>
        </text:list-item>
      </text:list>
      <text:p text:style-name="P15"><text:span text:style-name="T6">Some older versions won’t ask directly for the iso location, instead you are supposed to give the iso has an external drive.<text:line-break/><text:line-break/>If you can’t find a way, search a tutorial <text:s/>on youtube with the complete name and version of your VMWare installation.<text:line-break/></text:span></text:p>
      <text:list xml:id="list103730006698197" text:continue-numbering="true" text:style-name="WWNum1">
        <text:list-item>
          <text:p text:style-name="P14"><text:span text:style-name="T6">Give the VM 6G of storage, 2G of RAM and 2 Core (4 thread) in the Hardware settings.</text:span></text:p>
        </text:list-item>
      </text:list>
      <text:p text:style-name="P11"/>
      <text:list xml:id="list103730851302780" text:continue-numbering="true" text:style-name="WWNum1">
        <text:list-item>
          <text:p text:style-name="P14"><text:span text:style-name="T6">If the installer proposes to update to a new installer version, pick yes.</text:span></text:p>
        </text:list-item>
      </text:list>
      <text:p text:style-name="P11"/>
      <text:list xml:id="list103731146065200" text:continue-numbering="true" text:style-name="WWNum1">
        <text:list-item>
          <text:p text:style-name="P14"><text:span text:style-name="T6">The installer should kick in, you want the English language and the French keyboard layout (or use the identify keyboard option) and install the minimized version of the OS. By advise that the installer might still be in QWERTY.<text:line-break/><text:line-break/>After picking your network you can skip the archive mirror if he can fetch the packages, do not touch the disk and validate your choice.<text:line-break/>For the name, sudo is root and server / username is </text:span><text:span text:style-name="T7">tackybox</text:span><text:span text:style-name="T6">, the password is </text:span><text:span text:style-name="T7">imageetmac_2023</text:span><text:span text:style-name="T6">, skip Ubuntu pro and install OpenSSH server. you need nothing else, skip the other option, start the installation and let him cook and reboot when done.</text:span></text:p>
        </text:list-item>
      </text:list>
      <text:p text:style-name="P11"/>
      <text:p text:style-name="P13"/>
      <text:list xml:id="list103730187732299" text:continue-numbering="true" text:style-name="WWNum1">
        <text:list-item>
          <text:p text:style-name="P14"><text:span text:style-name="T6">Use the following command to install git and the repository to manage the container.</text:span></text:p>
        </text:list-item>
      </text:list>
      <text:p text:style-name="P11"/>
      <table:table table:name="Table1" table:style-name="Table1">
        <table:table-column table:style-name="Table1.A"/>
        <table:table-row table:style-name="Table1.1">
          <table:table-cell table:style-name="Table1.A1" office:value-type="string">
            <text:p text:style-name="P17"><text:span text:style-name="T8">sudo sh -c ‘apt-get update apt-get install -y git parted &amp;&amp; git clone https://github.com/Ornsalt/Tack-Os.git’</text:span></text:p>
          </table:table-cell>
        </table:table-row>
      </table:table>
      <text:p text:style-name="P16"/>
      <text:list xml:id="list103730124808162" text:continue-numbering="true" text:style-name="WWNum1">
        <text:list-item>
          <text:p text:style-name="P14"><text:span text:style-name="T6">Then launch the setup script.</text:span></text:p>
        </text:list-item>
      </text:list>
      <text:p text:style-name="P16"/>
      <table:table table:name="Table2" table:style-name="Table2">
        <table:table-column table:style-name="Table2.A"/>
        <table:table-row table:style-name="Table2.1">
          <table:table-cell table:style-name="Table2.A1" office:value-type="string">
            <text:p text:style-name="P17"><text:span text:style-name="T8">sudo chmod 777 ./Tack-Os/setup.sh (if installation fail with sudo)<text:line-break/>sudo ./Tack-Os/setup.sh</text:span></text:p>
            <text:p text:style-name="P18"/>
            <text:p text:style-name="P17"><text:span text:style-name="T8">(if docker is a pesky bird)</text:span></text:p>
            <text:p text:style-name="P17"><text:span text:style-name="T8">groupadd docker</text:span></text:p>
            <text:p text:style-name="P17"><text:span text:style-name="T8">usermod -aG docker tackybox</text:span></text:p>
            <text:p text:style-name="P17"><text:span text:style-name="T8">reboot</text:span></text:p>
          </table:table-cell>
        </table:table-row>
      </table:table>
      <text:p text:style-name="P11"/>
      <text:list xml:id="list103730913389322" text:continue-numbering="true" text:style-name="WWNum1">
        <text:list-item>
          <text:p text:style-name="P14"><text:span text:style-name="T6">Then create the environment file and the database.</text:span></text:p>
        </text:list-item>
      </text:list>
      <text:p text:style-name="P16"/>
      <table:table table:name="Table3" table:style-name="Table3">
        <table:table-column table:style-name="Table3.A"/>
        <table:table-row table:style-name="Table3.1">
          <table:table-cell table:style-name="Table3.A1" office:value-type="string">
            <text:p text:style-name="P17"><text:span text:style-name="T8">make env &amp;&amp; make DBMS</text:span></text:p>
          </table:table-cell>
        </table:table-row>
      </table:table>
      <text:p text:style-name="P12"/>
      <text:p text:style-name="P20"><text:bookmark text:name="_uilq44ums5s6"/>Convert VM in a ISO</text:p>
      <text:p text:style-name="P2"><text:span text:style-name="T6">To convert our newly built VM into an ISO file is simple on Linux or Windows you need two tools</text:span><text:span text:style-name="T9"> </text:span><text:span text:style-name="T10"><text:s/></text:span><text:a xlink:type="simple" xlink:href="https://qemu.weilnetz.de/w64/" text:style-name="ListLabel_20_29" text:visited-style-name="ListLabel_20_29"><text:span text:style-name="T11">dd &amp; qemu-img</text:span></text:a><text:span text:style-name="T6"> and more info in this </text:span><text:a xlink:type="simple" xlink:href="https://www.ilovefreesoftware.com/26/featured/how-to-convert-vmdk-to-iso-in-windows.html" text:style-name="ListLabel_20_30" text:visited-style-name="ListLabel_20_30"><text:span text:style-name="T10">tutorial</text:span></text:a><text:span text:style-name="T6">.</text:span></text:p>
      <text:p text:style-name="P3"/>
      <text:p text:style-name="P2"><text:span text:style-name="T6">Then, find the .vmdk file of your vm on </text:span><text:span text:style-name="T12">Documents/Virtual Machines/VM/VM.vmdf</text:span><text:span text:style-name="T6"> and transform it into a .raw file then into an .iso with the following commande.</text:span></text:p>
      <text:p text:style-name="P1"/>
      <table:table table:name="Table4" table:style-name="Table4">
        <table:table-column table:style-name="Table4.A"/>
        <table:table-row table:style-name="Table4.1">
          <table:table-cell table:style-name="Table4.A1" office:value-type="string">
            <text:p text:style-name="P17"><text:span text:style-name="T8">qemu-img convert -f vmdk "TACK-OS.vmdk" <text:s/>TACK-OS.raw<text:line-break/>dd if=TACK-OS.raw of=TACK_OS.iso</text:span></text:p>
          </table:table-cell>
        </table:table-row>
      </table:table>
      <text:p text:style-name="P1"/>
      <text:p text:style-name="P2"><text:span text:style-name="T6">Warning the time to wait for each commande scale exponentially with the size of the drive allocated to the VM, make it as small as possi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nsolas" svg:font-family="Consolas" style:font-family-generic="roman" style:font-pitch="variable"/>
    <style:font-face style:name="Cormorant SC" svg:font-family="'Cormorant SC'"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rmorant SC1" svg:font-family="'Cormorant SC'" style:font-family-generic="system" style:font-pitch="variable"/>
    <style:font-face style:name="Lato1" svg:font-family="Lato"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ato" fo:font-size="12pt" fo:language="fr" fo:country="FR" fo:font-style="italic" style:letter-kerning="false" style:font-name-asian="Lato1" style:font-size-asian="12pt" style:language-asian="zh" style:country-asian="CN" style:font-style-asian="italic" style:font-name-complex="Lato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ato" fo:font-size="12pt" fo:language="fr" fo:country="FR" fo:font-style="italic" style:letter-kerning="false" style:font-name-asian="Lato1" style:font-size-asian="12pt" style:language-asian="zh" style:country-asian="CN" style:font-style-asian="italic" style:font-name-complex="Lato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center"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style:font-name="Cormorant SC" fo:font-family="'Cormorant SC'" style:font-family-generic="roman" style:font-pitch="variable" fo:font-size="26pt" fo:font-style="normal" fo:font-weight="bold" style:font-name-asian="Cormorant SC1" style:font-family-asian="'Cormorant SC'" style:font-family-generic-asian="system" style:font-pitch-asian="variable" style:font-size-asian="26pt" style:font-style-asian="normal" style:font-weight-asian="bold" style:font-name-complex="Cormorant SC1" style:font-family-complex="'Cormorant SC'"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ListLabel_20_29" style:display-name="ListLabel 29" style:family="text">
      <style:text-properties fo:color="#b93434" fo:font-style="normal" fo:font-weight="bold" style:font-style-asian="normal" style:font-weight-asian="bold" fo:background-color="#ffffff"/>
    </style:style>
    <style:style style:name="ListLabel_20_30" style:display-name="ListLabel 30" style:family="text">
      <style:text-properties fo:color="#b93434" fo:font-style="normal" fo:font-weight="bold" style:font-style-asian="normal" style:font-weight-asian="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0" meta:object-count="0" meta:page-count="4" meta:paragraph-count="36" meta:word-count="447" meta:character-count="2545" meta:non-whitespace-character-count="2136"/>
    <meta:generator>LibreOfficeDev/6.0.5.2$Linux_X86_64 LibreOffice_project/</meta:generator>
  </office:meta>
</office:document-meta>
</file>